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8.002cm" table:align="margins"/>
    </style:style>
    <style:style style:name="Tabelle1.A" style:family="table-column">
      <style:table-column-properties style:column-width="5.244cm" style:rel-column-width="19090*"/>
    </style:style>
    <style:style style:name="Tabelle1.B" style:family="table-column">
      <style:table-column-properties style:column-width="5.339cm" style:rel-column-width="19437*"/>
    </style:style>
    <style:style style:name="Tabelle1.C" style:family="table-column">
      <style:table-column-properties style:column-width="7.419cm" style:rel-column-width="2700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020dfe0" officeooo:paragraph-rsid="0020dfe0"/>
    </style:style>
    <style:style style:name="P2" style:family="paragraph">
      <style:paragraph-properties fo:break-before="page"/>
    </style:style>
    <style:style style:name="P3" style:family="paragraph" style:parent-style-name="SmalltalkCode">
      <style:text-properties officeooo:rsid="0023c4be" officeooo:paragraph-rsid="0023c4be"/>
    </style:style>
    <style:style style:name="P4" style:family="paragraph" style:parent-style-name="Standard">
      <style:text-properties officeooo:rsid="00153cf4" officeooo:paragraph-rsid="00153cf4"/>
    </style:style>
    <style:style style:name="P5" style:family="paragraph" style:parent-style-name="Standard">
      <style:text-properties officeooo:paragraph-rsid="00269d7a"/>
    </style:style>
    <style:style style:name="T1" style:family="text">
      <style:text-properties officeooo:rsid="001080e4"/>
    </style:style>
    <style:style style:name="T2" style:family="text">
      <style:text-properties officeooo:rsid="00153cf4"/>
    </style:style>
    <style:style style:name="T3" style:family="text">
      <style:text-properties officeooo:rsid="00269d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>Smalltalk Open Document Template Test</text:h>
      <text:p text:style-name="Text_20_body"><text:span text:style-name="SmalltalkValue">me@#repo</text:span><text:span text:style-name="SmalltalkValue"><text:span text:style-name="T3">rt</text:span></text:span><text:span text:style-name="SmalltalkValue">Date</text:span><text:tab/><text:span text:style-name="SmalltalkValue">me@#reportTime</text:span></text:p>
      <text:p text:style-name="Standard"><text:bookmark-start text:name="__DdeLink__106_852102175"/><text:bookmark-start text:name="__DdeLink__104_852102175"/><text:span text:style-name="SmalltalkValue">me gVar: #testVariable or: 'Das ist eine externe Variable'</text:span><text:bookmark-end text:name="__DdeLink__106_852102175"/><text:bookmark-end text:name="__DdeLink__104_852102175"/></text:p>
      <text:h text:style-name="Heading_20_2" text:outline-level="2">Lehrer</text:h>
      <text:p text:style-name="SmalltalkCode">(me@#isDetailed) ifTrue: [</text:p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Vorname</text:p>
          </table:table-cell>
          <table:table-cell table:style-name="Tabelle1.A1" office:value-type="string">
            <text:p text:style-name="Table_20_Contents">Nachname</text:p>
          </table:table-cell>
          <table:table-cell table:style-name="Tabelle1.C1" office:value-type="string">
            <text:p text:style-name="Table_20_Contents">Email</text:p>
          </table:table-cell>
        </table:table-row>
        <table:table-row>
          <table:table-cell table:style-name="Tabelle1.A2" table:number-columns-spanned="3" office:value-type="string">
            <text:p text:style-name="SmalltalkCode">me at: #teachers do: [:teacher |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Standard"><text:bookmark-start text:name="__DdeLink__102_852102175"/><text:span text:style-name="SmalltalkValue">teacher@#firstName</text:span><text:bookmark-end text:name="__DdeLink__102_852102175"/></text:p>
          </table:table-cell>
          <table:table-cell table:style-name="Tabelle1.A3" office:value-type="string">
            <text:p text:style-name="P5"><text:span text:style-name="SmalltalkValue">tea</text:span><text:bookmark-start text:name="__DdeLink__4738_3175292206"/><text:span text:style-name="SmalltalkValue">cher@#la</text:span><text:bookmark-end text:name="__DdeLink__4738_3175292206"/><text:span text:style-name="SmalltalkValue">stName</text:span></text:p>
          </table:table-cell>
          <table:table-cell table:style-name="Tabelle1.A2" office:value-type="string">
            <text:p text:style-name="Table_20_Contents"><text:span text:style-name="SmalltalkValue">teacher@#email</text:span></text:p>
          </table:table-cell>
        </table:table-row>
        <table:table-row>
          <table:table-cell table:style-name="Tabelle1.A2" table:number-columns-spanned="3" office:value-type="string">
            <text:p text:style-name="SmalltalkCode">]</text:p>
          </table:table-cell>
          <table:covered-table-cell/>
          <table:covered-table-cell/>
        </table:table-row>
      </table:table>
      <text:p text:style-name="Standard"/>
      <text:p text:style-name="SmalltalkCode">]</text:p>
      <text:p text:style-name="Text_20_body"/>
      <text:p text:style-name="P1">Dokument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2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319cm" fo:margin-bottom="0.21cm" loext:contextual-spacing="false"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  <style:text-properties fo:font-size="11.5pt" fo:letter-spacing="0.011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.5pt" fo:font-weight="norm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KSHPKopf" style:family="paragraph" style:parent-style-name="Standard" style:class="extra" style:master-page-name="">
      <style:paragraph-properties style:page-number="auto"/>
      <style:text-properties fo:font-size="10pt"/>
    </style:style>
    <style:style style:name="Kommentar" style:family="paragraph" style:parent-style-name="Standard">
      <style:paragraph-properties fo:margin-top="0.499cm" fo:margin-bottom="0cm" loext:contextual-spacing="false"/>
      <style:text-properties fo:font-size="28pt"/>
    </style:style>
    <style:style style:name="Fussnote" style:family="paragraph" style:parent-style-name="Text_20_body">
      <style:paragraph-properties fo:text-align="start" style:justify-single-word="false"/>
      <style:text-properties style:font-name="Arial" fo:font-family="Arial" style:font-family-generic="swiss" style:font-pitch="variable" fo:font-size="8pt" fo:letter-spacing="0.018cm" style:font-size-asian="8pt" style:font-size-complex="8pt"/>
    </style:style>
    <style:style style:name="SmalltalkCode" style:family="paragraph" style:parent-style-name="Standard">
      <loext:graphic-properties draw:fill="solid" draw:fill-color="#ffcc99" draw:opacity="100%"/>
      <style:paragraph-properties fo:background-color="#ffcc99"/>
      <style:text-properties style:font-name="Courier New" fo:font-family="'Courier New'" style:font-style-name="Standard" style:font-family-generic="modern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loext:contextual-spacing="false"/>
    </style:style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0.5pt" fo:font-weight="bold" style:font-size-asian="14pt" style:font-weight-asian="bold" style:font-size-complex="14pt" style:font-weight-complex="bold"/>
    </style:style>
    <style:style style:name="SmalltalkLiteral" style:family="paragraph" style:parent-style-name="SmalltalkCode">
      <loext:graphic-properties draw:fill="solid" draw:fill-color="#ff6633" draw:opacity="100%"/>
      <style:paragraph-properties fo:background-color="#ff6633"/>
      <style:text-properties fo:font-size="3pt" style:font-weight-asian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eitenwechsel" style:family="paragraph" style:parent-style-name="Standard" style:master-page-name="">
      <style:paragraph-properties style:page-number="auto" fo:break-before="page"/>
      <style:text-properties fo:font-size="2pt" officeooo:rsid="003001ed" style:font-size-asian="2pt" style:font-weight-asian="normal" style:font-size-complex="2pt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style:font-name="Courier New" fo:font-family="'Courier New'" style:font-style-name="Standard" style:font-family-generic="modern" style:font-pitch="fixed" fo:font-size="10pt" style:text-underline-style="dotted" style:text-underline-width="auto" style:text-underline-color="font-color" fo:background-color="#99ccff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MacOSX_X86_64 LibreOffice_project/686f202eff87ef707079aeb7f485847613344eb7</meta:generator>
    <meta:initial-creator>david</meta:initial-creator>
    <meta:creation-date>2007-06-15T00:05:44</meta:creation-date>
    <dc:date>2017-11-06T22:28:17.274160000</dc:date>
    <meta:printed-by>--</meta:printed-by>
    <meta:print-date>2009-03-06T08:32:32</meta:print-date>
    <dc:language>en-AU</dc:language>
    <meta:editing-cycles>98</meta:editing-cycles>
    <meta:editing-duration>P1DT13H25M25S</meta:editing-duration>
    <dc:creator>Andreas Brodbeck</dc:creator>
    <meta:document-statistic meta:table-count="1" meta:image-count="0" meta:object-count="0" meta:page-count="1" meta:paragraph-count="15" meta:word-count="35" meta:character-count="268" meta:non-whitespace-character-count="248"/>
    <meta:user-defined meta:name="Info 1"/>
    <meta:user-defined meta:name="Info 2"/>
    <meta:user-defined meta:name="Info 3"/>
    <meta:user-defined meta:name="Info 4"/>
  </office:meta>
</office:document-meta>
</file>